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 svg:font-family="'Courier New'" style:font-family-generic="modern" style:font-pitch="fixed"/>
    <style:font-face style:name="Arial1" svg:font-family="Arial" style:font-pitch="variable"/>
    <style:font-face style:name="Lucidasans" svg:font-family="Lucidasans"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
      <style:text-properties fo:font-weight="bold" style:font-weight-asian="bold" style:font-weight-complex="bold"/>
    </style:style>
    <style:style style:name="P3" style:family="paragraph" style:parent-style-name="Text">
      <style:text-properties fo:font-weight="normal" style:font-weight-asian="normal" style:font-weight-complex="normal"/>
    </style:style>
    <style:style style:name="P4" style:family="paragraph" style:parent-style-name="Text_20_body" style:list-style-name="L1"/>
    <style:style style:name="P5" style:family="paragraph" style:parent-style-name="Text" style:list-style-name="L2">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Text_20_body" style:list-style-name="L2">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list-style-name="L2">
      <style:paragraph-properties fo:text-align="start" style:justify-single-word="false"/>
      <style:text-properties fo:font-weight="bold" style:font-weight-asian="bold" style:font-weight-complex="bold"/>
    </style:style>
    <style:style style:name="P9"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T1" style:family="text">
      <style:text-properties fo:font-style="normal" fo:font-weight="normal" style:font-style-asian="normal" style:font-weight-asian="normal" style:font-style-complex="normal" style:font-weight-complex="normal"/>
    </style:style>
    <style:style style:name="T2" style:family="text" style:parent-style-name="Teletype">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ldybos susirinkimo protokolas</text:h>
      <text:p text:style-name="P1">(2005-12-07)</text:p>
      <text:p text:style-name="P1"/>
      <text:p text:style-name="P2">Dalyvauja:</text:p>
      <text:p text:style-name="P3">Jaroslav Šatkevič </text:p>
      <text:p text:style-name="P3">Saulius Gražulis</text:p>
      <text:p text:style-name="P3">Mykolas Okulič-Kazarinas</text:p>
      <text:p text:style-name="P3">Tomas Jonušas</text:p>
      <text:p text:style-name="P2"/>
      <text:p text:style-name="P2">Darbotvarkė:</text:p>
      <text:list text:style-name="L1">
        <text:list-item>
          <text:p text:style-name="P4">AKL žiemos mytas.</text:p>
        </text:list-item>
        <text:list-item>
          <text:p text:style-name="P4">AKL visuotinis susirinkimas</text:p>
        </text:list-item>
        <text:list-item>
          <text:p text:style-name="P4">AKL pinigai, kur ir kaip jie privalo būti leidžiami</text:p>
        </text:list-item>
        <text:list-item>
          <text:p text:style-name="P4">AKL strategija. Ar mūsų misija, vizija ir tikslai jau ne paseno?</text:p>
        </text:list-item>
      </text:list>
      <text:p text:style-name="P3"/>
      <text:list text:style-name="L2">
        <text:list-item>
          <text:p text:style-name="P5">AKL žiemos mytas</text:p>
        </text:list-item>
      </text:list>
      <text:p text:style-name="Text_20_body"><text:tab/>Kadangi iki naujų metų nespėsime suorganizuoti, nutarta mytą suorganizuoti pirmą vasario savaitgalį. Vieta privalo būti su pirtimi, su galimybę nakvoti.</text:p>
      <text:p text:style-name="Text_20_body"><text:tab/>Praeitu metų myto biudžetas apie 1000 lt, todėl neblogai būtų rasti rėmėjų, kad nereikėtu susimesti po 50 lt (jei dalyvauja 20 žmonių), arba padaryti kuklesnį mytą.</text:p>
      <text:p text:style-name="Text_20_body"><text:tab/>Tomas atsakingas už myto organizavimą.</text:p>
      <text:list text:style-name="L2" text:continue-numbering="true">
        <text:list-item>
          <text:p text:style-name="P5">AKL visuotinis susirinkimas</text:p>
        </text:list-item>
      </text:list>
      <text:p text:style-name="P6"><text:tab/>Dėl AKL visuotinio susirinkimo datos ir vietos nusprendžiame per mytą. Visuotinio susirinkimo preliminaria programą parengia prezidentas ir pristato ją myto metu.<text:span text:style-name="T1"> </text:span></text:p>
      <text:list text:style-name="L2" text:continue-numbering="true">
        <text:list-item>
          <text:list text:continue-numbering="true">
            <text:list-header>
              <text:p text:style-name="P7"/>
            </text:list-header>
          </text:list>
        </text:list-item>
        <text:list-item>
          <text:p text:style-name="P8">AKL pinigai, kur ir kaip jie privalo būti leidžiami</text:p>
        </text:list-item>
      </text:list>
      <text:p text:style-name="P9"><text:tab/>Dabar AKL sąskaitoje yra truputi pinigų kurie susirinko iš AKL nario mokesčio ir 2% rėmėjų dėka. </text:p>
      <text:p text:style-name="P10"><text:span text:style-name="T2"><text:tab/></text:span>Tomas: Pinigai privalo būti leidžiami AKL tikslams. Pinigai privalo būti leidžiami projektų (co)finansavimui. </text:p>
      <text:p text:style-name="P9"><text:tab/>Jaro: AKL jau seniai reikalingas žmogus kuris per diena paskirtu po 2-3 val. AKL reikalams. Po Romenos išėjimo tokio žmogaus nėra, todėl tam tikri AKL projektas visiškai sustojo. Manau gerai būtų surasti žmogų, kuris skirtu AKL reikalams bent 2-3 val. per dieną, AKL galėtu jam mokėti pusė (apie 400-500 lt) etato pastovu atlyginimą.</text:p>
      <text:p text:style-name="P9"><text:tab/><text:span text:style-name="T3">Nuspręsta: </text:span>AKL prezidentas bando surasti tinkama žmogų, kuris galėtu pradėti savo darbą nuo sausio mėn.</text:p>
      <text:list text:style-name="L2" text:continue-numbering="true">
        <text:list-item>
          <text:p text:style-name="P8">AKL strategija. Ar mūsų misija, vizija ir tikslai jau ne paseno?</text:p>
        </text:list-item>
      </text:list>
      <text:p text:style-name="P9"><text:tab/>Pastaruoju laiku AKL pašto konferencijose sustiprėjo nuomonės, kad AKLui reikia keisti politiką ir daugiau dėmesio skirti PR darymui. Tai reikia daryti, nes MS politika AK atžvilgiu pasikeitė ir jie pradėjo puolimą. Be AKLo Lietuvoje nėra organizacijos kuri galėtu apginti AK interesus. </text:p>
      <text:p text:style-name="P9"><text:tab/> AKL valdyba pritaria, kad reikia sustiprinti AKL viešuosius ryši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 svg:font-family="'Courier New'" style:font-family-generic="modern" style:font-pitch="fixed"/>
    <style:font-face style:name="Arial1" svg:font-family="Arial" style:font-pitch="variable"/>
    <style:font-face style:name="Lucidasans" svg:font-family="Lucidasans"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font-name-asian="Aria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Title" style:next-style-name="Text" style:class="text" style:default-outline-level="1">
      <style:paragraph-properties fo:text-align="center" style:justify-single-word="false"/>
      <style:text-properties fo:font-size="160%" fo:font-weight="bold" style:font-size-asian="115%" style:font-weight-asian="bold" style:font-size-complex="115%" style:font-weight-complex="bold"/>
    </style:style>
    <style:style style:name="Heading_20_2" style:display-name="Heading 2" style:family="paragraph" style:parent-style-name="Title" style:next-style-name="Text"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06-11T16:08:32</meta:creation-date>
    <dc:date>2005-12-09T11:50:32</dc:date>
    <meta:print-date>2005-07-08T10:13:30</meta:print-date>
    <dc:language>lt-LT</dc:language>
    <meta:editing-cycles>56</meta:editing-cycles>
    <meta:editing-duration>PT6H37M40S</meta:editing-duration>
    <meta:user-defined meta:name="Info 1"/>
    <meta:user-defined meta:name="Info 2"/>
    <meta:user-defined meta:name="Info 3"/>
    <meta:user-defined meta:name="Info 4"/>
    <meta:document-statistic meta:table-count="0" meta:image-count="0" meta:object-count="0" meta:page-count="1" meta:paragraph-count="26" meta:word-count="292" meta:character-count="1979"/>
  </office:meta>
</office:document-meta>
</file>